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6d5" officeooo:paragraph-rsid="0012f6d5"/>
    </style:style>
    <style:style style:name="P2" style:family="paragraph" style:parent-style-name="Standard">
      <style:text-properties officeooo:rsid="0012f6d5" officeooo:paragraph-rsid="0014c78c"/>
    </style:style>
    <style:style style:name="P3" style:family="paragraph" style:parent-style-name="Standard">
      <style:text-properties officeooo:rsid="0014c78c" officeooo:paragraph-rsid="0014c78c"/>
    </style:style>
    <style:style style:name="T1" style:family="text">
      <style:text-properties officeooo:rsid="001668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tworzenia aplikacji carcasso<text:span text:style-name="T1">n</text:span>ne na zaliczenie:</text:p>
      <text:p text:style-name="P1"/>
      <text:p text:style-name="P1">1. Menu</text:p>
      <text:p text:style-name="P1">-UI (grafika), </text:p>
      <text:p text:style-name="P1">-obsluga zdarzen w menu(wejscie, wyjscie)</text:p>
      <text:p text:style-name="P1">-tworzenie nowej gry (pusta plansza z zawodnikami i punktem startowym)</text:p>
      <text:p text:style-name="P1"/>
      <text:p text:style-name="P1">2. Stworzenie planszy gry</text:p>
      <text:p text:style-name="P1">-mozliwość układania kafelków na pustej planszy</text:p>
      <text:p text:style-name="P1">-możliwość obrotu kafelków przed położeniem na planszy</text:p>
      <text:p text:style-name="P1">-fizyka gry zgodna z zasadami</text:p>
      <text:p text:style-name="P1">-lista graczy</text:p>
      <text:p text:style-name="P1">-obsługa mechanizmu turowego</text:p>
      <text:p text:style-name="P1"/>
      <text:p text:style-name="P1">3. Obsługa pionków</text:p>
      <text:p text:style-name="P1">-możliwość układania pionków na kafelkach</text:p>
      <text:p text:style-name="P2">-naliczanie punktów dla poszczególnych graczy</text:p>
      <text:p text:style-name="P3"/>
      <text:p text:style-name="P3">4. Pilnowanie zasad gry (dozwolone i niedozwolone ruchy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1:46:56.062000000</meta:creation-date>
    <dc:date>2018-02-04T12:16:32.106000000</dc:date>
    <meta:editing-duration>PT29M35S</meta:editing-duration>
    <meta:editing-cycles>3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5" meta:word-count="73" meta:character-count="541" meta:non-whitespace-character-count="482"/>
  </office:meta>
</office:document-meta>
</file>